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16936c" style:font-size-asian="12pt" style:font-size-complex="12pt"/>
    </style:style>
    <style:style style:name="P13"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13a577" officeooo:paragraph-rsid="0013a577"/>
    </style:style>
    <style:style style:name="P18" style:family="paragraph" style:parent-style-name="Heading_20_1">
      <style:text-properties officeooo:rsid="00149e0b" officeooo:paragraph-rsid="00149e0b"/>
    </style:style>
    <style:style style:name="P19" style:family="paragraph" style:parent-style-name="Heading_20_1">
      <style:text-properties officeooo:rsid="00149e0b" officeooo:paragraph-rsid="002aaf0a"/>
    </style:style>
    <style:style style:name="P20" style:family="paragraph" style:parent-style-name="Heading_20_1">
      <style:text-properties officeooo:rsid="0018a371" officeooo:paragraph-rsid="0018a371"/>
    </style:style>
    <style:style style:name="P21" style:family="paragraph" style:parent-style-name="Heading_20_1">
      <style:text-properties officeooo:rsid="001ab5e5" officeooo:paragraph-rsid="001ab5e5"/>
    </style:style>
    <style:style style:name="P22" style:family="paragraph" style:parent-style-name="Heading_20_1">
      <style:text-properties officeooo:rsid="0026f8bd"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3pt" fo:font-weight="bold" officeooo:rsid="002ca448" style:font-size-asian="13pt" style:font-weight-asian="bold" style:font-size-complex="13pt" style:font-weight-complex="bold"/>
    </style:style>
    <style:style style:name="T6" style:family="text">
      <style:text-properties officeooo:rsid="0013a577"/>
    </style:style>
    <style:style style:name="T7" style:family="text">
      <style:text-properties officeooo:rsid="001451db"/>
    </style:style>
    <style:style style:name="T8" style:family="text">
      <style:text-properties officeooo:rsid="00149e0b"/>
    </style:style>
    <style:style style:name="T9" style:family="text">
      <style:text-properties officeooo:rsid="0016936c"/>
    </style:style>
    <style:style style:name="T10" style:family="text">
      <style:text-properties officeooo:rsid="0018a371"/>
    </style:style>
    <style:style style:name="T11" style:family="text">
      <style:text-properties officeooo:rsid="0019c525"/>
    </style:style>
    <style:style style:name="T12" style:family="text">
      <style:text-properties officeooo:rsid="001ab5e5"/>
    </style:style>
    <style:style style:name="T13" style:family="text">
      <style:text-properties officeooo:rsid="001dbcd0"/>
    </style:style>
    <style:style style:name="T14" style:family="text">
      <style:text-properties officeooo:rsid="002206dd"/>
    </style:style>
    <style:style style:name="T15" style:family="text">
      <style:text-properties officeooo:rsid="0023bdd3"/>
    </style:style>
    <style:style style:name="T16" style:family="text">
      <style:text-properties officeooo:rsid="0024f8dc"/>
    </style:style>
    <style:style style:name="T17" style:family="text">
      <style:text-properties officeooo:rsid="0028a761"/>
    </style:style>
    <style:style style:name="T18" style:family="text">
      <style:text-properties officeooo:rsid="002aaf0a"/>
    </style:style>
    <style:style style:name="T19" style:family="text">
      <style:text-properties officeooo:rsid="002bd2a4"/>
    </style:style>
    <style:style style:name="T20" style:family="text">
      <style:text-properties officeooo:rsid="002c4e78"/>
    </style:style>
    <style:style style:name="T21" style:family="text">
      <style:text-properties officeooo:rsid="002c5c30"/>
    </style:style>
    <style:style style:name="T22" style:family="text">
      <style:text-properties officeooo:rsid="002ca448"/>
    </style:style>
    <style:style style:name="T23" style:family="text">
      <style:text-properties officeooo:rsid="002d57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3">and Forks Thereof</text:span></text:p>
      <text:p text:style-name="P2"/>
      <text:p text:style-name="P3"><text:span text:style-name="T11">Rev. 1.0.2:</text:span> <text:s/>January 2<text:span text:style-name="T20">6</text:span>, 2020</text:p>
      <text:p text:style-name="P2"/>
      <text:p text:style-name="P2"/>
      <text:h text:style-name="P17" text:outline-level="1">Overview: <text:s/><text:span text:style-name="T12">P</text:span>roprietary <text:span text:style-name="T12">(including forks)</text:span> <text:span text:style-name="T12">o</text:span>pen <text:span text:style-name="T12">s</text:span>ource.</text:h>
      <text:p text:style-name="P4"/>
      <text:p text:style-name="P7"><text:span text:style-name="T9">(c)</text:span> Wo’<text:span text:style-name="T7">O</text:span> Ideafarm, 1992-2020. <text:s/><text:span text:style-name="T9">All rights reserved.</text:span> <text:s/><text:span text:style-name="T9">This ownership extends to all forks and other derivative works. <text:s/>Forks may be modified only by permission; such permission is hereby provisionally granted, but may be revoked in writing without prior notice.</text:span> <text:s/><text:span text:style-name="T18">For example, on pain of “take down”, a fork may not modify or hide this User License and may not alter or defeat code that monitors usage or enforces payment or secures against malware.</text:span></text:p>
      <text:p text:style-name="P6"/>
      <text:p text:style-name="P9"><text:span text:style-name="T15">Intent:</text:span> <text:s/><text:span text:style-name="T6">(1) P</text:span>ermit users to contribute to the development of IPDOS™. <text:s/><text:span text:style-name="T6">(2) Reward investors by</text:span> retain<text:span text:style-name="T2">ing</text:span> all proprietary interests in all IPDOS (tm) source code, executables, <text:span text:style-name="T8">and</text:span> other content. <text:s/>Th<text:span text:style-name="T15">e latter</text:span> <text:span text:style-name="T15">encourages</text:span> strategic planning and funding, <text:span text:style-name="T14">by investors,</text:span> of "top down" software development. <text:s/><text:span text:style-name="T15">The former encourages</text:span> "bottom up" software development by “<text:span text:style-name="T2">grass roots” users and visionaries</text:span>. <text:s/><text:span text:style-name="T15">U</text:span>sers get rapid feature development <text:span text:style-name="T6">and</text:span> defect elimination, <text:span text:style-name="T6">plus</text:span> rapidly forking product visions <text:span text:style-name="T8">and implementations</text:span>. <text:s/>Investors get <text:span text:style-name="T16">explosive</text:span> ROI.</text:p>
      <text:p text:style-name="P5"/>
      <text:p text:style-name="P5"><text:span text:style-name="T2">To realize this vision, a</text:span>ll forks and other derivative works <text:span text:style-name="T10">become</text:span> the property of the owner of IPDOS™ <text:span text:style-name="T7">and are subject to this User License</text:span>, <text:span text:style-name="T7">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6">only</text:span> for testing. <text:s/><text:span text:style-name="T10">But a derivative work that merely stores, installs, or uses IPDOS™, without more, does not thereby become the property of the owner of IPDOS™.</text:span></text:p>
      <text:p text:style-name="P5"/>
      <text:h text:style-name="P18" text:outline-level="1"><text:soft-page-break/>Application<text:span text:style-name="T20">s content and revenue</text:span>: <text:s/>User <text:span text:style-name="T12">p</text:span>roperty.</text:h>
      <text:p text:style-name="P7"/>
      <text:p text:style-name="P12"><text:span text:style-name="T21">Users can contribute IPDOS ™ pay-to-use applications for profit. <text:s/></text:span>A user who contributes an IPDOS™ application retains ownership of <text:span text:style-name="T12">its</text:span> source and executable<text:span text:style-name="T12">s</text:span>, as well as ownership of all forks and other derivative works <text:span text:style-name="T10">thereof. <text:s/>Said ownership includes control over usage as well as liability arising from such usage. <text:s/>Revenue (net of transaction fees) collected by the owner of IPDOS ™ from a user who uses a contributed application is the property of the contributor and, if not paid out immediately, is held either in trust or as a security or bond.</text:span></text:p>
      <text:p text:style-name="P11"/>
      <text:h text:style-name="P19" text:outline-level="1"><text:span text:style-name="T19">Prohibited Modifications: <text:s/>Revenue enforcement code</text:span>.</text:h>
      <text:p text:style-name="P11"/>
      <text:p text:style-name="P15">IPDOS ™ and its bundled applications are not freeware. <text:s/>Some applications contributed by users are also not freeware. <text:s/>IPDOS ™ contains code that monitors installation and usage and enforces the collection of user payments for the use of IPDOS ™ and its bundled applications as well as payments to users who contribute pay-to-use applications for profit. <text:s/>A fork may not alter or defeat code that monitors installation or use or that enforces payment or that secures IPDOS ™ deployments against <text:span text:style-name="T20">malware. <text:s/>A fork may not alter or defeat any code that explicitly states forks may not alter or defeat.</text:span></text:p>
      <text:p text:style-name="P13"/>
      <text:h text:style-name="P20" text:outline-level="1">Copying: <text:s/>GitHub <text:span text:style-name="T12">f</text:span>orking and <text:span text:style-name="T12">c</text:span>loning, <text:span text:style-name="T12">by permission.</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18">is provisionally granted to all GitHub users but may be withdrawn in writing without prior notice for cause, and if withdrawn,</text:span> <text:span text:style-name="T18">the</text:span> fork must be timely removed, and all clones <text:span text:style-name="T18">and forks</text:span> and other copies of such a fork must be destroyed.</text:p>
      <text:p text:style-name="P8"/>
      <text:h text:style-name="P18" text:outline-level="1"><text:soft-page-break/>Fair Use: <text:s/>Prohibited for <text:span text:style-name="T12">c</text:span>ode; <text:span text:style-name="T12">a</text:span>llowed for <text:span text:style-name="T12">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8">to the IPDOS™ owner’s master repository.</text:span> <text:s/>Text that is not compiled or interpreted, including text strings within <text:span text:style-name="T8">C++</text:span> code, may be quoted and published within the normal "fair use" limits, if appropriate attribution is made.</text:p>
      <text:p text:style-name="P5"/>
      <text:h text:style-name="P21" text:outline-level="1">User License Revisions: <text:s/><text:span text:style-name="T13">A c</text:span>hange affect<text:span text:style-name="T13">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2" text:outline-level="1">Liability <text:span text:style-name="T22">and indemnity</text:span>: <text:s/><text:span text:style-name="T17">No warranty; provided “as is”.</text:span></text:h>
      <text:p text:style-name="P10"/>
      <text:p text:style-name="P16"><text:span text:style-name="T3">This source code, executables, and other content </text:span><text:span text:style-name="T4">is provided “as is”, without warranty of any kind</text:span><text:span text:style-name="T3">, express or implied, including but not limited to the warranties of merchantability, fitness for a particular purpose and noninfringement. <text:s/></text:span><text:span text:style-name="T4">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5">Each application contributor indemnifies the owner of IPDOS ™ against liability for claims arising from the use of the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2:48:25.187000000</dc:date>
    <meta:editing-duration>PT1H28M53S</meta:editing-duration>
    <meta:editing-cycles>17</meta:editing-cycles>
    <meta:generator>LibreOffice/6.2.2.2$Windows_X86_64 LibreOffice_project/2b840030fec2aae0fd2658d8d4f9548af4e3518d</meta:generator>
    <meta:document-statistic meta:table-count="0" meta:image-count="0" meta:object-count="0" meta:page-count="3" meta:paragraph-count="19" meta:word-count="853" meta:character-count="5332" meta:non-whitespace-character-count="4464"/>
  </office:meta>
</office:document-meta>
</file>